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25mm"/>
    </style:style>
    <style:style style:name="co3" style:family="table-column">
      <style:table-column-properties fo:break-before="auto" style:column-width="2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svg:stroke-width="0mm" draw:marker-start-width="2mm" draw:marker-end-width="2mm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0.19mm" svg:height="45.18mm" svg:x="97.58mm" svg:y="4.91mm">
            <draw:object draw:notify-on-update-of-ranges="Sheet1.B2:Sheet1.B2 Sheet1.B3:Sheet1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89.4mm" svg:height="53.89mm" svg:x="97mm" svg:y="49.9mm">
            <draw:object draw:notify-on-update-of-ranges="Sheet1.C1:Sheet1.C2 Sheet1.C3:Sheet1.C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atriz de posiciones</text:p>
          </table:table-cell>
          <table:covered-table-cell table:number-columns-repeated="2"/>
          <table:table-cell/>
          <table:table-cell office:value-type="string" calcext:value-type="string" table:number-columns-spanned="5" table:number-rows-spanned="1">
            <text:p>Se utiliza el medidas de bytes para las 3 columna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²+N+4</text:p>
          </table:table-cell>
          <table:table-cell office:value-type="string" calcext:value-type="string">
            <text:p>sizeof(con a[i])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3]*[.A3]+[.A3]+4)*4" office:value-type="float" office:value="456" calcext:value-type="float">
            <text:p>456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4]*[.A4]+[.A4]+4)*4" office:value-type="float" office:value="1696" calcext:value-type="float">
            <text:p>1696</text:p>
          </table:table-cell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A5]*[.A5]+[.A5]+4)*4" office:value-type="float" office:value="3736" calcext:value-type="float">
            <text:p>3736</text:p>
          </table:table-cell>
          <table:table-cell office:value-type="float" office:value="3860" calcext:value-type="float">
            <text:p>3860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A6]*[.A6]+[.A6]+4)*4" office:value-type="float" office:value="6576" calcext:value-type="float">
            <text:p>6576</text:p>
          </table:table-cell>
          <table:table-cell office:value-type="float" office:value="6740" calcext:value-type="float">
            <text:p>674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A7]*[.A7]+[.A7]+4)*4" office:value-type="float" office:value="10216" calcext:value-type="float">
            <text:p>10216</text:p>
          </table:table-cell>
          <table:table-cell office:value-type="float" office:value="10420" calcext:value-type="float">
            <text:p>10420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A8]*[.A8]+[.A8]+4)*4" office:value-type="float" office:value="14656" calcext:value-type="float">
            <text:p>14656</text:p>
          </table:table-cell>
          <table:table-cell office:value-type="float" office:value="14900" calcext:value-type="float">
            <text:p>14900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A9]*[.A9]+[.A9]+4)*4" office:value-type="float" office:value="19896" calcext:value-type="float">
            <text:p>19896</text:p>
          </table:table-cell>
          <table:table-cell office:value-type="float" office:value="20180" calcext:value-type="float">
            <text:p>2018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A10]*[.A10]+[.A10]+4)*4" office:value-type="float" office:value="25936" calcext:value-type="float">
            <text:p>25936</text:p>
          </table:table-cell>
          <table:table-cell office:value-type="float" office:value="26260" calcext:value-type="float">
            <text:p>2626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[.A11]*[.A11]+[.A11]+4)*4" office:value-type="float" office:value="32776" calcext:value-type="float">
            <text:p>32776</text:p>
          </table:table-cell>
          <table:table-cell office:value-type="float" office:value="33140" calcext:value-type="float">
            <text:p>3314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A12]*[.A12]+[.A12]+4)*4" office:value-type="float" office:value="40416" calcext:value-type="float">
            <text:p>40416</text:p>
          </table:table-cell>
          <table:table-cell office:value-type="float" office:value="40820" calcext:value-type="float">
            <text:p>4082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[.A13]*[.A13]+[.A13]+4)*4" office:value-type="float" office:value="48856" calcext:value-type="float">
            <text:p>48856</text:p>
          </table:table-cell>
          <table:table-cell office:value-type="float" office:value="49300" calcext:value-type="float">
            <text:p>49300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[.A14]*[.A14]+[.A14]+4)*4" office:value-type="float" office:value="58096" calcext:value-type="float">
            <text:p>58096</text:p>
          </table:table-cell>
          <table:table-cell office:value-type="float" office:value="58580" calcext:value-type="float">
            <text:p>58580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[.A15]*[.A15]+[.A15]+4)*4" office:value-type="float" office:value="68136" calcext:value-type="float">
            <text:p>68136</text:p>
          </table:table-cell>
          <table:table-cell office:value-type="float" office:value="68660" calcext:value-type="float">
            <text:p>68660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[.A16]*[.A16]+[.A16]+4)*4" office:value-type="float" office:value="78976" calcext:value-type="float">
            <text:p>78976</text:p>
          </table:table-cell>
          <table:table-cell office:value-type="float" office:value="79540" calcext:value-type="float">
            <text:p>79540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[.A17]*[.A17]+[.A17]+4)*4" office:value-type="float" office:value="90616" calcext:value-type="float">
            <text:p>90616</text:p>
          </table:table-cell>
          <table:table-cell office:value-type="float" office:value="91220" calcext:value-type="float">
            <text:p>91220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[.A18]*[.A18]+[.A18]+4)*4" office:value-type="float" office:value="103056" calcext:value-type="float">
            <text:p>103056</text:p>
          </table:table-cell>
          <table:table-cell office:value-type="float" office:value="103700" calcext:value-type="float">
            <text:p>103700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[.A19]*[.A19]+[.A19]+4)*4" office:value-type="float" office:value="116296" calcext:value-type="float">
            <text:p>116296</text:p>
          </table:table-cell>
          <table:table-cell office:value-type="float" office:value="116980" calcext:value-type="float">
            <text:p>116980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[.A20]*[.A20]+[.A20]+4)*4" office:value-type="float" office:value="130336" calcext:value-type="float">
            <text:p>130336</text:p>
          </table:table-cell>
          <table:table-cell office:value-type="float" office:value="131060" calcext:value-type="float">
            <text:p>131060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[.A21]*[.A21]+[.A21]+4)*4" office:value-type="float" office:value="145176" calcext:value-type="float">
            <text:p>145176</text:p>
          </table:table-cell>
          <table:table-cell office:value-type="float" office:value="145940" calcext:value-type="float">
            <text:p>145940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A22]*[.A22]+[.A22]+4)*4" office:value-type="float" office:value="160816" calcext:value-type="float">
            <text:p>160816</text:p>
          </table:table-cell>
          <table:table-cell office:value-type="float" office:value="161620" calcext:value-type="float">
            <text:p>16162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Liberation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 style:data-style-name="N2" text:time-value="22:57:01.000760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20:33:03.354973508</meta:creation-date>
    <dc:date>2019-04-19T22:58:18.850000924</dc:date>
    <meta:editing-duration>PT11M25S</meta:editing-duration>
    <meta:editing-cycles>4</meta:editing-cycles>
    <meta:generator>LibreOffice/6.1.5.2$Linux_X86_64 LibreOffice_project/10$Build-2</meta:generator>
    <meta:document-statistic meta:table-count="1" meta:cell-count="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2cm" svg:height="4.519cm" xlink:href=".." xlink:type="simple" chart:class="chart:line" chart:style-name="ch1">
        <chart:legend chart:legend-position="end" svg:x="6.485cm" svg:y="1.96cm" style:legend-expansion="high" chart:style-name="ch2"/>
        <chart:plot-area chart:style-name="ch3" table:cell-range-address="Sheet1.B2:Sheet1.B22" chart:data-source-has-labels="row" svg:x="0.18cm" svg:y="0.09cm" svg:width="6.125cm" svg:height="4.339cm">
          <chartooo:coordinate-region svg:x="1.542cm" svg:y="0.29cm" svg:width="4.763cm" svg:height="3.3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2" chart:label-cell-address="Sheet1.B2:Sheet1.B2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²+N+4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6">
                <text:p>456</text:p>
                <draw:g>
                  <svg:desc>Sheet1.B3:Sheet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76">
                <text:p>65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16">
                <text:p>10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656">
                <text:p>14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96">
                <text:p>198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936">
                <text:p>25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776">
                <text:p>32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416">
                <text:p>40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856">
                <text:p>488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096">
                <text:p>580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136">
                <text:p>68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976">
                <text:p>789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616">
                <text:p>906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056">
                <text:p>1030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6296">
                <text:p>1162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0336">
                <text:p>1303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5176">
                <text:p>1451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0816">
                <text:p>1608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941cm" svg:height="5.39cm" xlink:href=".." xlink:type="simple" chart:class="chart:line" chart:style-name="ch1">
        <chart:legend chart:legend-position="end" svg:x="5.216cm" svg:y="2.396cm" style:legend-expansion="high" chart:style-name="ch2"/>
        <chart:plot-area chart:style-name="ch3" table:cell-range-address="Sheet1.C1:Sheet1.C22" chart:data-source-has-labels="row" svg:x="0.178cm" svg:y="0.107cm" svg:width="4.86cm" svg:height="5.176cm">
          <chartooo:coordinate-region svg:x="1.54cm" svg:y="0.306cm" svg:width="3.498cm" svg:height="4.1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22" chart:label-cell-address="Sheet1.C1:Sheet1.C2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of(con a[i])</text:p>
                <text:list>
                  <text:list-item>
                    <text:p/>
                  </text:list-item>
                  <text:list-item>
                    <text:p>sizeof(con a[i])</text:p>
                  </text:list-item>
                </text:list>
                <draw:g>
                  <svg:desc>Sheet1.C1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C3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40">
                <text:p>67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20">
                <text:p>104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900">
                <text:p>149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80">
                <text:p>20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260">
                <text:p>262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140">
                <text:p>331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820">
                <text:p>408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300">
                <text:p>493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580">
                <text:p>585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660">
                <text:p>686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540">
                <text:p>795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220">
                <text:p>912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700">
                <text:p>1037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6980">
                <text:p>1169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60">
                <text:p>1310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5940">
                <text:p>1459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1620">
                <text:p>1616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